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316e02"/>
    </style:style>
    <style:style style:name="P3" style:family="paragraph" style:parent-style-name="Text_20_body">
      <style:paragraph-properties fo:text-align="start" style:justify-single-word="false"/>
      <style:text-properties officeooo:paragraph-rsid="00316e02"/>
    </style:style>
    <style:style style:name="P4" style:family="paragraph" style:parent-style-name="Title">
      <style:text-properties officeooo:rsid="00316e02" officeooo:paragraph-rsid="00316e02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316e02"/>
    </style:style>
    <style:style style:name="P6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331c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愛</text:p>
      <text:p text:style-name="P1"/>
      <text:p text:style-name="P5">簡單的一個字</text:p>
      <text:p text:style-name="P5">多數人卻窮盡半生 甚至一生</text:p>
      <text:p text:style-name="P5">在這地獄與天堂的人間</text:p>
      <text:p text:style-name="P5">苦苦修行</text:p>
      <text:p text:style-name="P5">苦苦追尋</text:p>
      <text:p text:style-name="P5"/>
      <text:p text:style-name="P5">有人感受了 </text:p>
      <text:p text:style-name="P5">有人領悟了 卻是因爲失去了</text:p>
      <text:p text:style-name="P5">有人一生執迷未悟</text:p>
      <text:p text:style-name="P5">而有些物種 天生就沒有</text:p>
      <text:p text:style-name="P5">更何談領悟與感受愛與被愛的甜蜜</text:p>
      <text:p text:style-name="P5"/>
      <text:p text:style-name="P5">因爲愛</text:p>
      <text:p text:style-name="P5">所以我們活成了年青的模樣</text:p>
      <text:p text:style-name="P5">開心成一對對小孩</text:p>
      <text:p text:style-name="P6">因爲愛 </text:p>
      <text:p text:style-name="P6">才發現</text:p>
      <text:p text:style-name="P5">童話世界是真的</text:p>
      <text:p text:style-name="P5">只要你一笑</text:p>
      <text:p text:style-name="P5">就是了</text:p>
      <text:p text:style-name="P5"/>
      <text:p text:style-name="P5">有人以爲</text:p>
      <text:p text:style-name="P5">愛就是佔有身體</text:p>
      <text:p text:style-name="P5">可是多少人</text:p>
      <text:p text:style-name="P5">終其一生摸着乳房</text:p>
      <text:p text:style-name="P5">卻觸不及心跳</text:p>
      <text:p text:style-name="P5"/>
      <text:p text:style-name="P5">我們這短暫的一生</text:p>
      <text:p text:style-name="P5">最幸福的</text:p>
      <text:p text:style-name="P5">不是擁有多少</text:p>
      <text:p text:style-name="P5">而是在人間三月的煙波巷尾裏</text:p>
      <text:p text:style-name="P5">碰到一個剛剛好的良人如你</text:p>
      <text:p text:style-name="P5">好到像是失散的家人</text:p>
      <text:p text:style-name="P5">欣賞 憐惜 疼愛</text:p>
      <text:p text:style-name="P5">疼愛到心化成水</text:p>
      <text:p text:style-name="P5">從此我渴望成爲一隻飛蛾</text:p>
      <text:p text:style-name="P5">一切甘心 只爲你</text:p>
      <text:p text:style-name="P5"><text:soft-page-break/>甚至 情願看着你在別人懷裡微笑</text:p>
      <text:p text:style-name="P5">也不願看你在我懷裡痛苦掙扎</text:p>
      <text:p text:style-name="P5"/>
      <text:p text:style-name="P5">我漸漸明白</text:p>
      <text:p text:style-name="P5">愛一個人</text:p>
      <text:p text:style-name="P5">就像愛着自己的子女</text:p>
      <text:p text:style-name="P5">只要她快樂</text:p>
      <text:p text:style-name="P5">一切的曾今和將來都是</text:p>
      <text:p text:style-name="P5">無怨無悔</text:p>
      <text:p text:style-name="P5">從此 沒有了時間和空間</text:p>
      <text:p text:style-name="P5">因爲你一直住在我心間</text:p>
      <text:p text:style-name="P2"/>
      <text:p text:style-name="P2"><text:line-break/></text:p>
      <text:p text:style-name="P3">————————————————</text:p>
      <text:p text:style-name="P3">聽歌 《血染的風采》梅豔芳演唱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1-10-01T10:25:13.210705320</dc:date>
    <meta:editing-duration>PT1H11M25S</meta:editing-duration>
    <meta:editing-cycles>30</meta:editing-cycles>
    <meta:document-statistic meta:table-count="0" meta:image-count="0" meta:object-count="0" meta:page-count="2" meta:paragraph-count="47" meta:word-count="342" meta:character-count="370" meta:non-whitespace-character-count="358"/>
  </office:meta>
</office:document-meta>
</file>